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2_20_Dots_20_3_20_Dashes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marker-end="Arrowheads_20_1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text-position="sub 80%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3cm" svg:height="3.298cm" svg:x="9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7.162cm" svg:height="1.702cm" svg:x="9cm" svg:y="4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5.2cm" svg:height="1.6cm" svg:x="20.2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5.234cm" svg:height="1.024cm" svg:x="9.964cm" svg:y="4.857cm">
          <draw:text-box>
            <text:p text:style-name="P1">Condenser</text:p>
          </draw:text-box>
        </draw:frame>
        <draw:custom-shape draw:style-name="gr2" draw:text-style-name="P1" xml:id="id3" draw:id="id3" draw:layer="layout" svg:width="6.4cm" svg:height="2.5cm" svg:x="9.6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5.169cm" svg:height="1.071cm" svg:x="10.238cm" svg:y="14.029cm">
          <draw:text-box>
            <text:p text:style-name="P1">Evaporator </text:p>
          </draw:text-box>
        </draw:frame>
        <draw:frame draw:style-name="gr5" draw:layer="layout" svg:width="3.952cm" svg:height="0.962cm" svg:x="20.601cm" svg:y="9.738cm">
          <draw:text-box>
            <text:p>Compressor</text:p>
          </draw:text-box>
        </draw:frame>
        <draw:custom-shape draw:style-name="gr6" draw:text-style-name="P1" xml:id="id2" draw:id="id2" draw:layer="layout" svg:width="1.596cm" svg:height="1.597cm" svg:x="3.399cm" svg:y="9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95cm" svg:height="1.596cm" draw:transform="skewX (-0.000698131700797843) rotate (-0.83723444218168) translate (4.292cm 9.045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9cm" svg:y1="5.349cm" svg:x2="4.197cm" svg:y2="9.302cm" draw:start-shape="id1" draw:start-glue-point="3" draw:end-shape="id2" draw:end-glue-point="4" svg:d="m9000 5349h-4803v3953" svg:viewBox="0 0 4804 3954">
          <text:p/>
        </draw:connector>
        <draw:connector draw:style-name="gr8" draw:text-style-name="P1" draw:layer="layout" svg:x1="4.197cm" svg:y1="10.899cm" svg:x2="9.6cm" svg:y2="14.45cm" draw:start-shape="id2" draw:start-glue-point="8" draw:end-shape="id3" draw:end-glue-point="3" svg:d="m4197 10899v3551h5403" svg:viewBox="0 0 5404 3552">
          <text:p/>
        </draw:connector>
        <draw:connector draw:style-name="gr8" draw:text-style-name="P1" draw:layer="layout" svg:x1="16cm" svg:y1="14.45cm" svg:x2="22.8cm" svg:y2="11cm" draw:start-shape="id3" draw:start-glue-point="1" draw:end-shape="id4" draw:end-glue-point="2" svg:d="m16000 14450h6800v-3450" svg:viewBox="0 0 6801 3451">
          <text:p/>
        </draw:connector>
        <draw:connector draw:style-name="gr8" draw:text-style-name="P1" draw:layer="layout" svg:x1="22.8cm" svg:y1="9.4cm" svg:x2="16.162cm" svg:y2="5.349cm" draw:start-shape="id4" draw:start-glue-point="0" draw:end-shape="id1" draw:end-glue-point="1" svg:d="m22800 9400v-4051h-6638" svg:viewBox="0 0 6639 4052">
          <text:p/>
        </draw:connector>
        <draw:custom-shape draw:style-name="gr2" draw:text-style-name="P1" draw:layer="layout" svg:width="0.9cm" svg:height="1.9cm" svg:x="14cm" svg:y="15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" draw:layer="layout" svg:width="2.758cm" svg:height="1.773cm" svg:x="12.95cm" svg:y="1.838cm">
          <draw:text-box>
            <text:p text:style-name="P1">Q<text:span text:style-name="T1">H</text:span> = </text:p>
            <text:p text:style-name="P1">4.2 tons</text:p>
          </draw:text-box>
        </draw:frame>
        <draw:custom-shape draw:style-name="gr2" draw:text-style-name="P1" draw:layer="layout" svg:width="1.102cm" svg:height="1.915cm" svg:x="12.03cm" svg:y="2.5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layer="layout" svg:width="1.8cm" svg:height="1.062cm" svg:x="25.7cm" svg:y="10.4cm">
          <draw:text-box>
            <text:p>W<text:span text:style-name="T1">c</text:span></text:p>
          </draw:text-box>
        </draw:frame>
        <draw:custom-shape draw:style-name="gr2" draw:text-style-name="P1" draw:layer="layout" svg:width="1.6cm" svg:height="0.8cm" svg:x="25.399cm" svg:y="9.6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2cm" svg:height="0.8cm" svg:x="6.8cm" svg:y="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2cm" svg:height="0.8cm" svg:x="16.299cm" svg:y="2.5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4.731cm" svg:height="1.697cm" svg:x="2.1cm" svg:y="2.1cm">
          <draw:text-box>
            <text:p text:style-name="P1">Return air from</text:p>
            <text:p text:style-name="P1">house 21<text:span text:style-name="T2">o</text:span>C</text:p>
          </draw:text-box>
        </draw:frame>
        <draw:frame draw:style-name="gr5" draw:text-style-name="P1" draw:layer="layout" svg:width="5.188cm" svg:height="1.697cm" svg:x="18.301cm" svg:y="2.201cm">
          <draw:text-box>
            <text:p text:style-name="P1">Heated air to the</text:p>
            <text:p text:style-name="P1">house 43<text:span text:style-name="T2">o</text:span>C</text:p>
          </draw:text-box>
        </draw:frame>
        <draw:custom-shape draw:style-name="gr2" draw:text-style-name="P1" draw:layer="layout" svg:width="0.8cm" svg:height="1.9cm" svg:x="10.4cm" svg:y="1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" draw:layer="layout" svg:width="5.442cm" svg:height="1.697cm" svg:x="5.201cm" svg:y="16.101cm">
          <draw:text-box>
            <text:p text:style-name="P1">Water discharged</text:p>
            <text:p text:style-name="P1">7<text:span text:style-name="T2">o</text:span>C</text:p>
          </draw:text-box>
        </draw:frame>
        <draw:frame draw:style-name="gr5" draw:text-style-name="P1" draw:layer="layout" svg:width="6.962cm" svg:height="1.697cm" svg:x="14.501cm" svg:y="16.102cm">
          <draw:text-box>
            <text:p text:style-name="P1">Water from geothermal</text:p>
            <text:p text:style-name="P1">wells 13<text:span text:style-name="T2">o</text:span>C</text:p>
          </draw:text-box>
        </draw:frame>
        <draw:frame draw:style-name="gr5" draw:layer="layout" svg:width="3.381cm" svg:height="1.897cm" svg:x="22.9cm" svg:y="12.5cm">
          <draw:text-box>
            <text:p>P<text:span text:style-name="T1">1</text:span> = 5 bar</text:p>
            <text:p>T<text:span text:style-name="T1">1</text:span> = 4<text:span text:style-name="T2">o</text:span>C</text:p>
          </draw:text-box>
        </draw:frame>
        <draw:frame draw:style-name="gr5" draw:layer="layout" svg:width="3.732cm" svg:height="1.897cm" svg:x="22.901cm" svg:y="6.001cm">
          <draw:text-box>
            <text:p>P<text:span text:style-name="T1">2</text:span> = 12 bar</text:p>
            <text:p>T<text:span text:style-name="T1">2</text:span> = 60<text:span text:style-name="T2">o</text:span>C</text:p>
          </draw:text-box>
        </draw:frame>
        <draw:frame draw:style-name="gr5" draw:layer="layout" svg:width="3.732cm" svg:height="1.897cm" svg:x="0.501cm" svg:y="6.002cm">
          <draw:text-box>
            <text:p>P<text:span text:style-name="T1">3</text:span> = 12 bar</text:p>
            <text:p>T<text:span text:style-name="T1">3</text:span> = 24<text:span text:style-name="T2">o</text:span>C</text:p>
          </draw:text-box>
        </draw:frame>
        <draw:frame draw:style-name="gr5" draw:layer="layout" svg:width="3.381cm" svg:height="1.062cm" svg:x="0.801cm" svg:y="13.003cm">
          <draw:text-box>
            <text:p>P<text:span text:style-name="T1">4</text:span> = 5 bar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4-26T14:33:03</meta:creation-date>
    <dc:date>2013-04-27T12:16:57</dc:date>
    <dc:creator>Jeff Gomes</dc:creator>
    <meta:editing-duration>PT21H14M2S</meta:editing-duration>
    <meta:editing-cycles>2</meta:editing-cycles>
    <meta:generator>LibreOffice/3.5$Linux_X86_64 LibreOffice_project/350m1$Build-2</meta:generator>
    <meta:document-statistic meta:object-count="52"/>
  </office:meta>
</office:document-meta>
</file>